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1" svg:font-family="'Linux Libertine G'"/>
    <style:font-face style:name="Mangal1" svg:font-family="Mangal"/>
    <style:font-face style:name="Open Sans2" svg:font-family="'Open Sans'"/>
    <style:font-face style:name="Open Sans" svg:font-family="'Open Sans'" style:font-family-generic="swiss"/>
    <style:font-face style:name="Source Sans Pro1" svg:font-family="'Source Sans Pro'" style:font-family-generic="swiss"/>
    <style:font-face style:name="Linux Libertine G" svg:font-family="'Linux Libertine G'" style:font-pitch="variable"/>
    <style:font-face style:name="Open Sans1" svg:font-family="'Ope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Text_20_body">
      <style:text-properties fo:font-size="10pt" fo:font-weight="normal" officeooo:rsid="001edc2c" officeooo:paragraph-rsid="001edc2c" style:font-size-asian="10pt" style:font-weight-asian="normal" style:font-size-complex="10pt" style:font-weight-complex="normal"/>
    </style:style>
    <style:style style:name="P3" style:family="paragraph" style:parent-style-name="Text_20_body">
      <style:text-properties officeooo:rsid="0020af15" officeooo:paragraph-rsid="00229207"/>
    </style:style>
    <style:style style:name="P4" style:family="paragraph" style:parent-style-name="Text_20_body">
      <style:text-properties officeooo:rsid="002302fe" officeooo:paragraph-rsid="002302fe"/>
    </style:style>
    <style:style style:name="P5" style:family="paragraph" style:parent-style-name="Text_20_body">
      <style:text-properties officeooo:rsid="0024be1a" officeooo:paragraph-rsid="0024be1a"/>
    </style:style>
    <style:style style:name="P6" style:family="paragraph" style:parent-style-name="sender_20_address" style:master-page-name="First_20_Page">
      <style:paragraph-properties fo:text-align="end" style:justify-single-word="false" style:page-number="auto">
        <style:tab-stops>
          <style:tab-stop style:position="5.4516in" style:type="right"/>
        </style:tab-stops>
      </style:paragraph-properties>
    </style:style>
    <style:style style:name="T1" style:family="text">
      <style:text-properties fo:font-size="10pt" fo:font-weight="normal" officeooo:rsid="000e487e" style:font-size-asian="10pt" style:font-weight-asian="normal" style:font-size-complex="10pt" style:font-weight-complex="normal"/>
    </style:style>
    <style:style style:name="T2" style:family="text">
      <style:text-properties officeooo:rsid="001edc2c"/>
    </style:style>
    <style:style style:name="T3" style:family="text">
      <style:text-properties officeooo:rsid="00229207"/>
    </style:style>
    <style:style style:name="T4" style:family="text">
      <style:text-properties officeooo:rsid="00237953"/>
    </style:style>
    <style:style style:name="T5" style:family="text">
      <style:text-properties officeooo:rsid="0024be1a"/>
    </style:style>
    <style:style style:name="T6" style:family="text">
      <style:text-properties officeooo:rsid="002648be"/>
    </style:style>
    <style:style style:name="T7" style:family="text">
      <style:text-properties officeooo:rsid="0027587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span text:style-name="T2">ALEXEI ZNAMENSKY</text:span><text:span text:style-name="T1"><text:line-break/></text:span><text:tab/><text:span text:style-name="T2">Tr. Jorge Norton, 40 ap. 63-B</text:span><text:line-break/><text:tab/><text:span text:style-name="T2">13026-063 Campinas-SP BRAZIL</text:span></text:p>
      <text:p text:style-name="P5">September 7th, 2016</text:p>
      <text:p text:style-name="P5"/>
      <text:p text:style-name="Text_20_body">Dear <text:span text:style-name="T6">Sirs, </text:span></text:p>
      <text:p text:style-name="P3">I believe my skills in systems <text:span text:style-name="T3">&amp; </text:span>applications administration and <text:span text:style-name="T3">processes </text:span>automation are a great asset in achieving <text:span text:style-name="T3">the improvements in scalability and reliability</text:span> <text:span text:style-name="T3">described </text:span>in this job offer.</text:p>
      <text:p text:style-name="P4">I was around 10 years old when a Apple II clone made its debut at home. <text:span text:style-name="T4">I started programming by then </text:span>and along the years messed <text:span text:style-name="T4">with </text:span>a quite number of programming languages. I started using Linux in '94, and became sysadmin at the <text:span text:style-name="T4">office</text:span> a couple of years later, but I was still <text:s/>convinced I was going to be a <text:span text:style-name="T4">professional </text:span>programmer. By the end of the 90's I got <text:span text:style-name="T4">deeply </text:span>involved with the Java community, and I did work in that scene for a good while. Then, about 10 years ago, I decided to embrace administration/support as my professional choice and I spent the next 5 years in support for java-based web applications: build<text:span text:style-name="T7">ing</text:span>, deploying, configuring, troubleshooting, <text:span text:style-name="T4">etc, which was an interesting balance between administering and programming, at the time.</text:span></text:p>
      <text:p text:style-name="P4">For the past 4 years I have been working with high-volume, mission-critical environment: <text:span text:style-name="T4">monitoring,</text:span> supporting and troubleshooting <text:span text:style-name="T4">problems ranging from small glitches to big catastrophic events, dealing with gigantic databases and complex software, integrated with many and varied other systems, both within the company or with external partners. </text:span></text:p>
      <text:p text:style-name="Text_20_body"><text:span text:style-name="T5">I am</text:span> looking forward to hearing from you.</text:p>
      <text:p text:style-name="Text_20_body">Yours sincerely,</text:p>
      <text:p text:style-name="P2">Alexei Znamens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G1" svg:font-family="'Linux Libertine G'"/>
    <style:font-face style:name="Mangal1" svg:font-family="Mangal"/>
    <style:font-face style:name="Open Sans2" svg:font-family="'Open Sans'"/>
    <style:font-face style:name="Open Sans" svg:font-family="'Open Sans'" style:font-family-generic="swiss"/>
    <style:font-face style:name="Source Sans Pro1" svg:font-family="'Source Sans Pro'" style:font-family-generic="swiss"/>
    <style:font-face style:name="Linux Libertine G" svg:font-family="'Linux Libertine G'" style:font-pitch="variable"/>
    <style:font-face style:name="Open Sans1" svg:font-family="'Ope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in" fo:margin-bottom="0.3937in"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4:46:41.243891504</meta:creation-date>
    <meta:editing-duration>PT15H8M28S</meta:editing-duration>
    <meta:editing-cycles>6</meta:editing-cycles>
    <meta:generator>LibreOffice/5.0.3.2$Linux_X86_64 LibreOffice_project/00m0$Build-2</meta:generator>
    <dc:description>Moderate business letter with sans-serif font </dc:description>
    <dc:title>"Moderate" business letter</dc:title>
    <dc:date>2016-09-08T10:05:21.402403145</dc:date>
    <meta:document-statistic meta:table-count="0" meta:image-count="0" meta:object-count="0" meta:page-count="1" meta:paragraph-count="10" meta:word-count="238" meta:character-count="1486" meta:non-whitespace-character-count="1252"/>
    <meta:template xlink:type="simple" xlink:actuate="onRequest" xlink:title="&quot;Moderate&quot; business letter" xlink:href="../../../../usr/lib/libreoffice/share/template/common/officorr/Moderate_business_letter_sans_serif.ott" meta:date="2016-09-07T14:46:41.039430491"/>
  </office:meta>
</office:document-meta>
</file>